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P20"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left"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left"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left" style:leader-type="none" style:leader-style="none" style:leader-width="auto" style:leader-color="font-color"/>
          <style:tab-stop style:position="25.26908521137pt" style:type="left" style:leader-type="none" style:leader-style="none" style:leader-width="auto" style:leader-color="font-color"/>
        </style:tab-stops>
      </style:paragraph-properties>
      <style:text-properties fo:color="#000000" fo:font-family="Sans Serif" fo:font-size="9.000000000000000pt"/>
    </style:style>
    <style:style style:name="P21" style:parent-style-name="Standard" style:family="paragraph">
      <style:paragraph-properties fo:text-align="center"/>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parallel"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0"><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text:p text:style-name="P17"/>
      <text:p text:style-name="P17">KoCanvasControllerWidget滚动区域控件下加视图窗口(d-&gt;viewportWidget = new Viewport(this); )</text:p>
      <text:p text:style-name="P17"/>
      <text:p text:style-name="P17">MVC模式？ M:KWViewModeNormal <text:s/>V:KWCanvas C:KoCanvasControllerWidget</text:p>
      <text:p text:style-name="P17">控件层次关系：【使用setToolTip 测试 可以看出】</text:p>
      <text:p text:style-name="P17"/>
      <text:p text:style-name="P21"><draw:frame draw:style-name="gr3" xml:id="shape-12" draw:id="shape-12" draw:z-index="0" svg:width="357.16597308000pt" svg:height="161.45013303443pt" text:anchor-type="as-char"><draw:image xlink:type="simple" xlink:show="embed" xlink:actuate="onLoad" xlink:href="Pictures/image12.png"/></draw:frame></text:p>
      <text:p text:style-name="P17">KWView/KWGui/KWCanvas KoCanvasControllerWidget KoRuler QDockWidget QToolButton[伸缩按钮]</text:p>
      <text:p text:style-name="P17"/>
      <text:p text:style-name="P17">滚动功能参考 https://blog.csdn.net/hyongilfmmm/article/details/83014405</text:p>
      <text:p text:style-name="P17"/>
      <text:p text:style-name="P17">文档区域绘制出来？？？</text:p>
      <text:p text:style-name="P17">void KWCanvasBase::paint(QPainter &amp;painter, const QRectF &amp;paintRect)</text:p>
      <text:p text:style-name="P17"/>
      <text:p text:style-name="P17">绘制了文档整个区域(边框 文档全部)</text:p>
      <text:p text:style-name="P17">m_shapeManager-&gt;paint(painter, *(viewConverter()), false); // Paint all shapes</text:p>
      <text:p text:style-name="P17"/>
      <text:p text:style-name="P17"/>
      <text:p text:style-name="P17"/>
      <text:p text:style-name="P17"/>
      <text:p text:style-name="P18"/>
      <text:p text:style-name="P17">TruthSocial</text:p>
      <text:p text:style-name="P17">很多类似github 如：https://codeberg.org/<text:s/></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ullet_20List" style:display-name="Bullet List" style:family="paragraph" style:list-style-name="L6">
      <style:text-properties fo:font-size="12.000000000000000pt"/>
    </style:style>
    <style:style style:name="Bibliography_20misc" style:display-name="Bibliography misc" style:family="paragraph"/>
    <style:style style:name="Bibliography_20custom3" style:display-name="Bibliography custom3" style:family="paragraph"/>
    <style:style style:name="Bibliography_20mastersthesis" style:display-name="Bibliography mastersthesis" style:family="paragraph"/>
    <style:style style:name="Bibliography_20custom2" style:display-name="Bibliography custom2" style:family="paragraph"/>
    <style:style style:name="Bibliography_20manual" style:display-name="Bibliography manual" style:family="paragraph"/>
    <style:style style:name="Bibliography_20custom1" style:display-name="Bibliography custom1" style:family="paragraph"/>
    <style:style style:name="Bibliography_20journal" style:display-name="Bibliography journal" style:family="paragraph"/>
    <style:style style:name="Bibliography_20www" style:display-name="Bibliography www" style:family="paragraph"/>
    <style:style style:name="Bibliography_20unpublished" style:display-name="Bibliography unpublished" style:family="paragraph"/>
    <style:style style:name="Endnote" style:display-name="Endnote" style:family="paragraph" style:next-style-name=""/>
    <style:style style:name="Bibliography_20techreport" style:display-name="Bibliography techreport" style:family="paragraph"/>
    <style:style style:name="Footnote" style:display-name="Footnote" style:family="paragraph" style:next-style-name=""/>
    <style:style style:name="Bibliography_20proceedings" style:display-name="Bibliography proceedings" style:family="paragraph"/>
    <style:style style:name="Bibliography_20custom5" style:display-name="Bibliography custom5" style:family="paragraph"/>
    <style:style style:name="Bibliography_20phdthesis" style:display-name="Bibliography phdthesis" style:family="paragraph"/>
    <style:style style:name="Bibliography_20custom4" style:display-name="Bibliography custom4"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Alphabetical_20List" style:display-name="Alphabetical List" style:family="paragraph" style:list-style-name="L5">
      <style:text-properties fo:font-size="12.000000000000000pt"/>
    </style:style>
    <style:style style:name="Enumerated_20List" style:display-name="Enumerated List" style:family="paragraph" style:list-style-name="L4">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A1" style:display-name="A1" style:family="paragraph">
      <style:text-properties fo:color="#000000" fo:font-family="Sans Serif"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1" style:default-outline-level="1" style:display-name="Head 1" style:family="paragraph" style:next-style-name="Standard">
      <style:text-properties fo:font-size="20.000000000000000pt" fo:font-weight="bold"/>
    </style:style>
    <style:style style:name="Standard" style:display-name="Standard" style:family="paragraph">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6</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560</meta:editing-cycles>
    <dc:date>2022-03-11T18:24:16</dc:date>
    <meta:creation-date>2008-08-22T11:41:04</meta:creation-date>
  </office:meta>
</office:document-meta>
</file>